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327in"/>
    </style:style>
    <style:style style:name="co3" style:family="table-column">
      <style:table-column-properties fo:break-before="auto" style:column-width="3.3055in"/>
    </style:style>
    <style:style style:name="co4" style:family="table-column">
      <style:table-column-properties fo:break-before="auto" style:column-width="1.222in"/>
    </style:style>
    <style:style style:name="co5" style:family="table-column">
      <style:table-column-properties fo:break-before="auto" style:column-width="1.3291in"/>
    </style:style>
    <style:style style:name="co6" style:family="table-column">
      <style:table-column-properties fo:break-before="auto" style:column-width="1.5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1" table:default-cell-style-name="ce1"/>
        <table:table-column table:style-name="co4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Unit</text:p>
          </table:table-cell>
          <table:table-cell table:style-name="Default" office:value-type="string" calcext:value-type="string">
            <text:p>Unit Cost</text:p>
          </table:table-cell>
          <table:table-cell table:style-name="Default" office:value-type="string" calcext:value-type="string">
            <text:p>Extended Cost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Seller Part Number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mplete Hardware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/>
          <table:table-cell table:formula="of:=IF(ISBLANK([.F2]);&quot;&quot;;[.D2]*[.F2])">
            <text:p/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mentary Pushbutton Switch - 12mm Squ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office:value-type="currency" office:currency="USD" office:value="0.5" calcext:value-type="currency">
            <text:p>$0.50</text:p>
          </table:table-cell>
          <table:table-cell table:formula="of:=IF(ISBLANK([.F3]);&quot;&quot;;[.D3]*[.F3])" office:value-type="currency" office:currency="USD" office:value="0.5" calcext:value-type="currency">
            <text:p>$0.50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COM-09190 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ulticolor Buttons – 4-p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office:value-type="currency" office:currency="USD" office:value="1.6" calcext:value-type="currency">
            <text:p>$1.60</text:p>
          </table:table-cell>
          <table:table-cell table:formula="of:=IF(ISBLANK([.F4]);&quot;&quot;;[.D4]*[.F4])" office:value-type="currency" office:currency="USD" office:value="1.6" calcext:value-type="currency">
            <text:p>$1.60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PRT-1446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Fun Thing Plus - ESP32 WROOM (U.F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office:value-type="currency" office:currency="USD" office:value="20.95" calcext:value-type="currency">
            <text:p>$20.95</text:p>
          </table:table-cell>
          <table:table-cell table:formula="of:=IF(ISBLANK([.F5]);&quot;&quot;;[.D5]*[.F5])" office:value-type="currency" office:currency="USD" office:value="20.95" calcext:value-type="currency">
            <text:p>$20.95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WRL-1738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Fun TFT LCD Breakout - 1.8" (128x160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office:value-type="currency" office:currency="USD" office:value="29.95" calcext:value-type="currency">
            <text:p>$29.95</text:p>
          </table:table-cell>
          <table:table-cell table:formula="of:=IF(ISBLANK([.F6]);&quot;&quot;;[.D6]*[.F6])" office:value-type="currency" office:currency="USD" office:value="29.95" calcext:value-type="currency">
            <text:p>$29.95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LCD-1514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Fun Qwiic Joyst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office:value-type="currency" office:currency="USD" office:value="10.5" calcext:value-type="currency">
            <text:p>$10.50</text:p>
          </table:table-cell>
          <table:table-cell table:formula="of:=IF(ISBLANK([.F7]);&quot;&quot;;[.D7]*[.F7])" office:value-type="currency" office:currency="USD" office:value="10.5" calcext:value-type="currency">
            <text:p>$10.50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COM-1516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ni Speaker - PC Mount 12mm 2.048kH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office:value-type="currency" office:currency="USD" office:value="1.95" calcext:value-type="currency">
            <text:p>$1.95</text:p>
          </table:table-cell>
          <table:table-cell table:formula="of:=IF(ISBLANK([.F8]);&quot;&quot;;[.D8]*[.F8])" office:value-type="currency" office:currency="USD" office:value="3.9" calcext:value-type="currency">
            <text:p>$3.90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COM-0795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S 10K OHM 1/4W 5% AX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a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IF(ISBLANK([.F9]);&quot;&quot;;[.D9]*[.F9])" office:value-type="currency" office:currency="USD" office:value="1" calcext:value-type="currency">
            <text:p>$1.0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0KQBK-N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ithium Ion Battery – 2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office:value-type="currency" office:currency="USD" office:value="12.95" calcext:value-type="currency">
            <text:p>$12.95</text:p>
          </table:table-cell>
          <table:table-cell table:formula="of:=IF(ISBLANK([.F10]);&quot;&quot;;[.D10]*[.F10])" office:value-type="currency" office:currency="USD" office:value="12.95" calcext:value-type="currency">
            <text:p>$12.95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PRT-1385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male Head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a</text:p>
          </table:table-cell>
          <table:table-cell office:value-type="currency" office:currency="USD" office:value="1.5" calcext:value-type="currency">
            <text:p>$1.50</text:p>
          </table:table-cell>
          <table:table-cell table:formula="of:=IF(ISBLANK([.F11]);&quot;&quot;;[.D11]*[.F11])" office:value-type="currency" office:currency="USD" office:value="6" calcext:value-type="currency">
            <text:p>$6.00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PRT-0011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reak Away Headers – Straigh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a</text:p>
          </table:table-cell>
          <table:table-cell office:value-type="currency" office:currency="USD" office:value="1.5" calcext:value-type="currency">
            <text:p>$1.50</text:p>
          </table:table-cell>
          <table:table-cell table:formula="of:=IF(ISBLANK([.F12]);&quot;&quot;;[.D12]*[.F12])" office:value-type="currency" office:currency="USD" office:value="6" calcext:value-type="currency">
            <text:p>$6.00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PRT-0011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ustom PCB – tenta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/>
          <table:table-cell table:formula="of:=IF(ISBLANK([.F13]);&quot;&quot;;[.D13]*[.F13])">
            <text:p/>
          </table:table-cell>
          <table:table-cell office:value-type="string" calcext:value-type="string">
            <text:p>Researching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CB Design and Gerber Fi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/>
          <table:table-cell table:formula="of:=IF(ISBLANK([.F14]);&quot;&quot;;[.D14]*[.F14])">
            <text:p/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agleCAD Free Ver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office:value-type="currency" office:currency="USD" office:value="0" calcext:value-type="currency">
            <text:p>$0.00</text:p>
          </table:table-cell>
          <table:table-cell table:formula="of:=IF(ISBLANK([.F15]);&quot;&quot;;[.D15]*[.F15])" office:value-type="currency" office:currency="USD" office:value="0" calcext:value-type="currency">
            <text:p>$0.00</text:p>
          </table:table-cell>
          <table:table-cell office:value-type="string" calcext:value-type="string">
            <text:p>Eagl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OLDER LF SN96 21GAUGE .25LBS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office:value-type="currency" office:currency="USD" office:value="33.74" calcext:value-type="currency">
            <text:p>$33.74</text:p>
          </table:table-cell>
          <table:table-cell table:formula="of:=IF(ISBLANK([.F16]);&quot;&quot;;[.D16]*[.F16])" office:value-type="currency" office:currency="USD" office:value="33.74" calcext:value-type="currency">
            <text:p>$33.74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73-1102-N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SOLDER BRAID ROSIN 0.1" 5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office:value-type="currency" office:currency="USD" office:value="4.33" calcext:value-type="currency">
            <text:p>$4.33</text:p>
          </table:table-cell>
          <table:table-cell table:formula="of:=IF(ISBLANK([.F17]);&quot;&quot;;[.D17]*[.F17])" office:value-type="currency" office:currency="USD" office:value="4.33" calcext:value-type="currency">
            <text:p>$4.3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73-1169-N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xar Professional LSDMI32GBNL633A 633x Micro SDHC 32GB UHS-I Card with SD Adap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office:value-type="currency" office:currency="USD" office:value="12.99" calcext:value-type="currency">
            <text:p>$12.99</text:p>
          </table:table-cell>
          <table:table-cell table:formula="of:=IF(ISBLANK([.F18]);&quot;&quot;;[.D18]*[.F18])" office:value-type="currency" office:currency="USD" office:value="12.99" calcext:value-type="currency">
            <text:p>$12.99</text:p>
          </table:table-cell>
          <table:table-cell office:value-type="string" calcext:value-type="string">
            <text:p>Staples</text:p>
          </table:table-cell>
          <table:table-cell office:value-type="float" office:value="24359322" calcext:value-type="float">
            <text:p>2435932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D - Assorted (20 pack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office:value-type="currency" office:currency="USD" office:value="3.3" calcext:value-type="currency">
            <text:p>$3.30</text:p>
          </table:table-cell>
          <table:table-cell table:formula="of:=IF(ISBLANK([.F19]);&quot;&quot;;[.D19]*[.F19])" office:value-type="currency" office:currency="USD" office:value="3.3" calcext:value-type="currency">
            <text:p>$3.30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COM-1206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ni Power Switch – SPD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office:value-type="currency" office:currency="USD" office:value="1.5" calcext:value-type="currency">
            <text:p>$1.50</text:p>
          </table:table-cell>
          <table:table-cell table:formula="of:=IF(ISBLANK([.F20]);&quot;&quot;;[.D20]*[.F20])" office:value-type="currency" office:currency="USD" office:value="1.5" calcext:value-type="currency">
            <text:p>$1.50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COM-0010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/00/0000</text:date>, <text:time style:data-style-name="N2" text:time-value="12:35:04.7805279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1T13:41:09.387530816</meta:creation-date>
    <dc:date>2021-04-12T12:44:13.178333121</dc:date>
    <meta:editing-duration>PT38M36S</meta:editing-duration>
    <meta:editing-cycles>9</meta:editing-cycles>
    <meta:generator>LibreOffice/6.4.6.2$Linux_X86_64 LibreOffice_project/40$Build-2</meta:generator>
    <meta:document-statistic meta:table-count="1" meta:cell-count="157" meta:object-count="0"/>
  </office:meta>
</office:document-meta>
</file>